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4172c" officeooo:paragraph-rsid="0004172c"/>
    </style:style>
    <style:style style:name="P2" style:family="paragraph" style:parent-style-name="Standard">
      <style:text-properties officeooo:rsid="0004172c" officeooo:paragraph-rsid="0004893c"/>
    </style:style>
    <style:style style:name="P3" style:family="paragraph" style:parent-style-name="Standard">
      <style:text-properties officeooo:rsid="0004893c" officeooo:paragraph-rsid="0004893c"/>
    </style:style>
    <style:style style:name="P4" style:family="paragraph" style:parent-style-name="Standard">
      <style:text-properties officeooo:rsid="0004893c" officeooo:paragraph-rsid="0004d0c7"/>
    </style:style>
    <style:style style:name="P5" style:family="paragraph" style:parent-style-name="Standard">
      <style:text-properties officeooo:rsid="0004d0c7" officeooo:paragraph-rsid="0004d0c7"/>
    </style:style>
    <style:style style:name="P6" style:family="paragraph" style:parent-style-name="Standard">
      <style:text-properties officeooo:rsid="000646a9" officeooo:paragraph-rsid="000646a9"/>
    </style:style>
    <style:style style:name="P7" style:family="paragraph" style:parent-style-name="Standard">
      <style:text-properties officeooo:rsid="0004d0c7" officeooo:paragraph-rsid="0004d0c7"/>
    </style:style>
    <style:style style:name="T1" style:family="text">
      <style:text-properties officeooo:rsid="0004893c"/>
    </style:style>
    <style:style style:name="T2" style:family="text">
      <style:text-properties officeooo:rsid="0004d0c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Opening:<text:line-break/>Hello CEO and CMO, I have cleaned up the data you have sent me, removed the returns and faulty inputs so that the data is clean and the resulting information leads us to the correct conclusions. Following that, I have used PowerBI to create a visualization that will put this all this data in a far more readable format than could be done in a spreadsheet. </text:p>
      <text:p text:style-name="P6">So now I will present to you the visualizations.</text:p>
      <text:p text:style-name="P2"/>
      <text:p text:style-name="P2">Question 1:<text:line-break/><text:line-break/><text:span text:style-name="T1">Here we have a line chart showing the monthly revenue for the year 2011, that includes all of our sales.</text:span></text:p>
      <text:p text:style-name="P2">Looking at 2011, when we examine the revenue per month there’s a clear seasonality present towards the end of the year. One can observe a sharp increase in revenue starting in September that peaks on November and then plummets on December. </text:p>
      <text:p text:style-name="P1"/>
      <text:p text:style-name="P1">Question 2:</text:p>
      <text:p text:style-name="P1"/>
      <text:p text:style-name="P2"><text:span text:style-name="T1">Here we have a column Chart Demonstrating the Quantity of Product sold and Revenue for the top ten performing countries with the exception of the United Kingdom. </text:span><text:s/></text:p>
      <text:p text:style-name="P2">Comparing the amount of product sold and the resulting revenue in each country, reveals that the Netherlands generates the most revenue for product sold, closely <text:span text:style-name="T1">followed</text:span> by the <text:span text:style-name="T1">Ireland</text:span>, Germany, France and Australia. <text:span text:style-name="T1">Sweden, Switzerland, Spain, Belgium and Norway ranked significantly lower on these metrics.</text:span></text:p>
      <text:p text:style-name="P1"/>
      <text:p text:style-name="P1">Question 3:</text:p>
      <text:p text:style-name="P1"/>
      <text:p text:style-name="P3">Here we have a bar Chart showing the top ten individual customers by revenue- <text:span text:style-name="T2">excluding entries with a blank ID.</text:span></text:p>
      <text:p text:style-name="P4">We c<text:span text:style-name="T2">an see that these customers were, in order of greatest to least revenue: #14646, #18102, #17450, #16446, #14911, #12415, #14156, #17511, #12346, #16029.<text:line-break/></text:span></text:p>
      <text:p text:style-name="P4"/>
      <text:p text:style-name="P5">Question 4:</text:p>
      <text:p text:style-name="P4"/>
      <text:p text:style-name="P5">Here is a Map Chart of the greatest amount of product sold on a per country basis.</text:p>
      <text:p text:style-name="P5">Here it is easily observable that the regions with the greatest success were: Europe, Australia and Southwest Asia. Clearly the customer base we want to focus retention efforts on would be them, as we continue to gain presence in our weakest spo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6-04T15:02:45.347000000</meta:creation-date>
    <dc:date>2025-07-02T11:15:49.230000000</dc:date>
    <meta:editing-duration>PT10M18S</meta:editing-duration>
    <meta:editing-cycles>4</meta:editing-cycles>
    <meta:generator>LibreOffice/24.2.3.2$Windows_X86_64 LibreOffice_project/433d9c2ded56988e8a90e6b2e771ee4e6a5ab2ba</meta:generator>
    <meta:document-statistic meta:table-count="0" meta:image-count="0" meta:object-count="0" meta:page-count="1" meta:paragraph-count="13" meta:word-count="320" meta:character-count="1875" meta:non-whitespace-character-count="1562"/>
  </office:meta>
</office:document-meta>
</file>